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style:font-name="Arial1" fo:font-size="18pt" style:font-size-asian="18pt" style:font-size-complex="18pt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style:font-name="Arial1" fo:font-size="16pt" style:font-size-asian="16pt" style:font-size-complex="16pt"/>
    </style:style>
    <style:style style:name="T9" style:family="text">
      <style:text-properties style:font-name="Arial1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style:font-name="Courier New1" fo:font-size="24pt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Arial1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font-name="Courier New1" fo:font-size="18pt" style:text-underline-style="none" style:font-size-asian="18pt" style:font-size-complex="18pt"/>
    </style:style>
    <style:style style:name="T18" style:family="text">
      <style:text-properties style:font-name="Courier New1" fo:font-size="24pt" style:text-underline-style="none" style:font-size-asian="24pt" style:font-size-complex="24pt"/>
    </style:style>
    <style:style style:name="T19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Arial1" fo:font-size="18pt" style:text-underline-style="none" style:font-size-asian="18pt" style:font-size-complex="18pt"/>
    </style:style>
    <style:style style:name="T21" style:family="text">
      <style:text-properties style:font-name="Arial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2" style:family="text">
      <style:text-properties style:font-name="Arial1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style:font-name="Arial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date TBC </text:p>
            <text:p text:style-name="P1">planned as 2<text:span text:style-name="T1">nd</text:span> March 2016</text:p>
            <text:p text:style-name="P1">this will be the second lesson of the restart.</text:p>
            <text:p text:style-name="P1"><text:span text:style-name="T2">(not presented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<text:span text:style-name="T3">Recap</text:span></text:p>
            <text:p text:style-name="P1"/>
            <text:p text:style-name="P1">Last time we reviewed all we had done to date.</text:p>
            <text:p text:style-name="P1"><text:span text:style-name="T4"/></text:p>
            <text:p text:style-name="P1"><text:span text:style-name="T4">The last thing we added to the calculator was a factorial functio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This Time</text:span></text:p>
            <text:p text:style-name="P1"/>
            <text:p text:style-name="P2"><text:span text:style-name="T2">We'll add some more to the calculator, classifying operations with an enum:</text:span></text:p>
            <text:p text:style-name="P1"/>
            <text:p text:style-name="P1"><text:span text:style-name="T5">enum Operations {Add, Subtract, Mult, Divide, … };</text:span></text:p>
            <text:p text:style-name="P1"><text:span text:style-name="T5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>We met enumerations briefly before. <text:s/>They are a way of defining our own data type that can take only specified values</text:span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3">Enumerations</text:span></text:p>
            <text:p text:style-name="P1"/>
            <text:p text:style-name="P2"><text:span text:style-name="T2">Something about them</text:span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We define an enum of the operations that we can do</text:span></text:p>
            <text:p text:style-name="P2"><text:span text:style-name="T4"/></text:p>
            <text:p text:style-name="P2"><text:span text:style-name="T7"><text:s text:c="4"/></text:span><text:span text:style-name="T7">enum Operations {</text:span></text:p>
            <text:p text:style-name="P2"><text:span text:style-name="T7"><text:s text:c="8"/></text:span><text:span text:style-name="T7">ADD, SUBTRACT, MULT, DIVIDE, MODULO, POWER, NONE</text:span></text:p>
            <text:p text:style-name="P2"><text:span text:style-name="T7"><text:s text:c="4"/></text:span><text:span text:style-name="T7">};</text:span></text:p>
            <text:p text:style-name="P2"><text:span text:style-name="T7"/></text:p>
            <text:p text:style-name="P2"><text:span text:style-name="T6">We have something in there that means “no operation” - NONE.</text:span></text:p>
            <text:p text:style-name="P2"><text:span text:style-name="T6"/></text:p>
            <text:p text:style-name="P2"><text:span text:style-name="T6"/></text:p>
            <text:p text:style-name="P2"><text:span text:style-name="T6">And keep a note of the number of them :-</text:span></text:p>
            <text:p text:style-name="P2"><text:span text:style-name="T7"/></text:p>
            <text:p text:style-name="P2"><text:span text:style-name="T7"><text:s text:c="4"/></text:span><text:span text:style-name="T7">const int numberOfOps = 6;</text:span></text:p>
            <text:p text:style-name="P2"><text:span text:style-name="T7"/></text:p>
            <text:p text:style-name="P2"><text:span text:style-name="T6"/></text:p>
            <text:p text:style-name="P2"><text:span text:style-name="T6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6"/></text:p>
            <text:p text:style-name="P2"><text:span text:style-name="T6">We then define what the strings of characters are for each operation :-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8"/></text:p>
            <text:p text:style-name="P2"><text:span text:style-name="T8"/></text:p>
            <text:p text:style-name="P2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7"/></text:p>
          </draw:text-box>
        </draw:frame>
        <draw:custom-shape draw:style-name="gr2" draw:text-style-name="P1" draw:layer="layout" svg:width="5.4cm" svg:height="1cm" svg:x="1.8cm" svg:y="7.8cm">
          <text:p text:style-name="P2">ad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7.6cm" svg:y="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9.2cm" svg:y="7.8cm">
          <text:p text:style-name="P2">/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4cm" svg:height="1cm" svg:x="13.4cm" svg:y="7.8cm">
          <text:p text:style-name="P2">*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10"/></text:p>
            <text:p text:style-name="P2"><text:span text:style-name="T6">C stores this kind of array like this in memory :-</text:span></text:p>
            <text:p text:style-name="P2"><text:span text:style-name="T4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<text:s text:c="3"/></text:span><text:span text:style-name="T6">0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4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8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12</text:span></text:p>
            <text:p text:style-name="P2"><text:span text:style-name="T6"><text:s text:c="2"/>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opStrings[0]</text:span><text:span text:style-name="T6"><text:tab/></text:span><text:span text:style-name="T6"><text:tab/></text:span><text:span text:style-name="T6"><text:tab/></text:span><text:span text:style-name="T6">opStrings[1]</text:span><text:span text:style-name="T6"><text:tab/></text:span><text:span text:style-name="T6"><text:tab/></text:span><text:span text:style-name="T6">opStrings[2]</text:span><text:span text:style-name="T6"><text:tab/></text:span><text:span text:style-name="T6"><text:tab/></text:span><text:span text:style-name="T6"><text:tab/></text:span><text:span text:style-name="T6">opStrings[3]</text:span><text:span text:style-name="T6"><text:tab/></text:span><text:span text:style-name="T6"><text:tab/></text:span><text:span text:style-name="T6">...</text:span></text:p>
            <text:p text:style-name="P2"><text:span text:style-name="T6"/></text:p>
            <text:p text:style-name="P2"><text:span text:style-name="T6"/></text:p>
            <text:p text:style-name="P2"><text:span text:style-name="T6">We need to tell it how long each element is so that it can place the next bit in memory in the right place.</text:span></text:p>
            <text:p text:style-name="P2"><text:span text:style-name="T6"/></text:p>
            <text:p text:style-name="P2"><text:span text:style-name="T6">The array elements are fixed length, you can see that in this case we couldn't change the size of any without having to move all of the others around.</text:span></text:p>
            <text:p text:style-name="P2"><text:span text:style-name="T6"/></text:p>
            <text:p text:style-name="P2"><text:span text:style-name="T6">That's why we have to specify something like 4 as the size of a box.</text:span></text:p>
          </draw:text-box>
        </draw:frame>
        <draw:frame draw:style-name="standard" draw:layer="layout" svg:width="25.053cm" svg:height="3.694cm" svg:x="1.53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1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11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11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7"><text:s text:c="4"/></text:span><text:span text:style-name="T7">int numargs[] = {2, 2, 2, 2, 2, 2};</text:span></text:p>
            <text:p text:style-name="P2"><text:span text:style-name="T7"/></text:p>
            <text:p text:style-name="P2"><text:span text:style-name="T6">At the moment, all of them take 2 arguments, but now we can use single or even triple-argument operations.</text:span></text:p>
            <text:p text:style-name="P2"><text:span text:style-name="T6"/></text:p>
            <text:p text:style-name="P2"><text:span text:style-name="T6">We read the information vertically, so the string “add” means operation ADD, and it takes two numbers.</text:span></text:p>
            <text:p text:style-name="P2"><text:span text:style-name="T6"/></text:p>
            <text:p text:style-name="P2"><text:span text:style-name="T6">We've created a kind of table :-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7"><text:s text:c="6"/></text:span><text:span text:style-name="T7">char opStrings[][4] = {"add", "-", "*", "/", "%", "^"};</text:span></text:p>
            <text:p text:style-name="P2"><text:span text:style-name="T7">enum Operations opsList[] = {ADD, SUBTRACT, MULT, DIVIDE, MODULO, POWER};</text:span></text:p>
            <text:p text:style-name="P2"><text:span text:style-name="T7"><text:s text:c="12"/></text:span><text:span text:style-name="T7">int numargs[] = {2, 2, 2, 2, 2, 2};</text:span></text:p>
            <text:p text:style-name="P2"><text:span text:style-name="T7"/></text:p>
            <text:p text:style-name="P2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2">Adding new functions</text:span></text:p>
            <text:p text:style-name="P2"><text:span text:style-name="T6"/></text:p>
            <text:p text:style-name="P2"><text:span text:style-name="T6">This is now really simple :-</text:span></text:p>
            <text:p text:style-name="P2"><text:span text:style-name="T6"/></text:p>
            <text:p text:style-name="P2"><text:span text:style-name="T6">If we want to add in our factorial function, which uses “!”, we add that to </text:span><text:span text:style-name="T13">opStrings</text:span><text:span text:style-name="T6"> :-</text:span></text:p>
            <text:p text:style-name="P2"><text:span text:style-name="T4"/></text:p>
            <text:p text:style-name="P2"><text:span text:style-name="T7"><text:s text:c="4"/></text:span><text:span text:style-name="T7">char opStrings[][6] = {"add", "-", "*", "/", "%", "^", “</text:span><text:span text:style-name="T14">!</text:span><text:span text:style-name="T7">”};</text:span></text:p>
            <text:p text:style-name="P2"><text:span text:style-name="T7"/></text:p>
            <text:p text:style-name="P2"><text:span text:style-name="T6">Add </text:span><text:span text:style-name="T13">FACTORIAL</text:span><text:span text:style-name="T6"> as an operation :-</text:span></text:p>
            <text:p text:style-name="P2"><text:span text:style-name="T6"/></text:p>
            <text:p text:style-name="P2"><text:span text:style-name="T7"><text:s text:c="4"/></text:span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5">FACTORIAL</text:span><text:span text:style-name="T7">};</text:span></text:p>
            <text:p text:style-name="P2"><text:span text:style-name="T7"/></text:p>
            <text:p text:style-name="P2"><text:span text:style-name="T6">And note that it only takes one argument, so we put a 1 in the </text:span><text:span text:style-name="T13">numargs</text:span><text:span text:style-name="T6"> array in the right place.:-</text:span></text:p>
            <text:p text:style-name="P2"><text:span text:style-name="T6"/></text:p>
            <text:p text:style-name="P2"><text:span text:style-name="T7"><text:s text:c="4"/></text:span><text:span text:style-name="T7">int numargs[] = {2, 2, 2, 2, 2, 2, </text:span><text:span text:style-name="T14">1</text:span><text:span text:style-name="T7">};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2">What happens now...</text:span></text:p>
            <text:p text:style-name="P2"><text:span text:style-name="T6"/></text:p>
            <text:p text:style-name="P2"><text:span text:style-name="T6">Now, when we get the operation string from the user, we -</text:span></text:p>
            <text:p text:style-name="P2"><text:span text:style-name="T6"/></text:p>
            <text:p text:style-name="P2"><text:span text:style-name="T6"><text:tab/></text:span><text:span text:style-name="T6">scan through opStrings[], looking for a match.</text:span></text:p>
            <text:p text:style-name="P2"><text:span text:style-name="T6"/></text:p>
            <text:p text:style-name="P2"><text:span text:style-name="T6"><text:tab/></text:span><text:span text:style-name="T6">make a note of which index number matches the input (if any) - n</text:span></text:p>
            <text:p text:style-name="P2"><text:span text:style-name="T6"/></text:p>
            <text:p text:style-name="P2"><text:span text:style-name="T6"><text:tab/></text:span><text:span text:style-name="T6">get the operation and number of arguments from opsList[n] and numArgs[n].</text:span></text:p>
            <text:p text:style-name="P2"><text:span text:style-name="T6"/></text:p>
            <text:p text:style-name="P2"><text:span text:style-name="T6"/></text:p>
            <text:p text:style-name="P2"><text:span text:style-name="T6">Example -</text:span></text:p>
            <text:p text:style-name="P2"><text:span text:style-name="T6"/></text:p>
            <text:p text:style-name="P2"><text:span text:style-name="T6">if the operation string is “^”,</text:span></text:p>
            <text:p text:style-name="P2"><text:span text:style-name="T6"/></text:p>
            <text:p text:style-name="P2"><text:span text:style-name="T6"><text:tab/></text:span><text:span text:style-name="T6">we find that opStrings[5] matches it.</text:span></text:p>
            <text:p text:style-name="P2"><text:span text:style-name="T6"/></text:p>
            <text:p text:style-name="P2"><text:span text:style-name="T6"><text:tab/></text:span><text:span text:style-name="T6">opsList[5] is POWER, and</text:span></text:p>
            <text:p text:style-name="P2"><text:span text:style-name="T6"/></text:p>
            <text:p text:style-name="P2"><text:span text:style-name="T6"><text:tab/></text:span><text:span text:style-name="T6">numargs[5] is 2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6">If nothing matches, we'll set the operation to NONE, and most likely issue an error message.</text:span></text:p>
            <text:p text:style-name="P2"><text:span text:style-name="T7"/></text:p>
            <text:p text:style-name="P2"><text:span text:style-name="T6">We've now got information on how many arguments are needed, whether we need to ask for a second numbe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It is now very simple to add more functions to the calculato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So if we add factorial, like this -</text:span></text:p>
            <text:p text:style-name="P2"><text:span text:style-name="T6"/></text:p>
            <text:p text:style-name="P2"><text:span text:style-name="T7">enum Operations {ADD, SUBTRACT, MULT, DIVIDE, MODULO, POWER, </text:span><text:span text:style-name="T16">FACTORIAL</text:span><text:span text:style-name="T7">};</text:span></text:p>
            <text:p text:style-name="P2"><text:span text:style-name="T7"/></text:p>
            <text:p text:style-name="P2"><text:span text:style-name="T7">char opStrings[][4] = {"add", "-", "*", "/", "%", "^", “!”};</text:span></text:p>
            <text:p text:style-name="P2"><text:span text:style-name="T7"/></text:p>
            <text:p text:style-name="P2"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6">FACTORIAL</text:span><text:span text:style-name="T7">};</text:span></text:p>
            <text:p text:style-name="P2"><text:span text:style-name="T7"/></text:p>
            <text:p text:style-name="P2"><text:span text:style-name="T7">int numargs[] = {2, 2, 2, 2, 2, 2, </text:span><text:span text:style-name="T16">1</text:span><text:span text:style-name="T7">};</text:span></text:p>
            <text:p text:style-name="P2"><text:span text:style-name="T7"/></text:p>
            <text:p text:style-name="P2"><text:span text:style-name="T6">Then we use the information in numargs[] to see if we need a second number, which we don't in this case :-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7"/></text:p>
            <text:p text:style-name="P2"><text:span text:style-name="T18"/></text:p>
            <text:p text:style-name="P2"><text:span text:style-name="T18"><text:tab/></text:span><text:span text:style-name="T18"><text:tab/></text:span><text:span text:style-name="T18"><text:tab/></text:span><text:span text:style-name="T18"> <text:s text:c="4"/></text:span><text:span text:style-name="T18">printf("Operation: ");</text:span></text:p>
            <text:p text:style-name="P2"><text:span text:style-name="T18"><text:s text:c="12"/></text:span><text:span text:style-name="T18">gets(operation);</text:span></text:p>
            <text:p text:style-name="P2"><text:span text:style-name="T18"/></text:p>
            <text:p text:style-name="P2"><text:span text:style-name="T18"><text:s text:c="12"/></text:span><text:span text:style-name="T18">/* classify the operation */</text:span></text:p>
            <text:p text:style-name="P2"><text:span text:style-name="T18"><text:s text:c="12"/></text:span><text:span text:style-name="T18">/* search through our array of operations, look for a match */</text:span></text:p>
            <text:p text:style-name="P2"><text:span text:style-name="T18"><text:s text:c="12"/></text:span><text:span text:style-name="T18">for (int i = 0; i &lt; numberOfOps; i++) {</text:span></text:p>
            <text:p text:style-name="P2"><text:span text:style-name="T18"><text:s text:c="16"/></text:span><text:span text:style-name="T18">if (strcmp(operation, opStrings[i]) == 0) {</text:span></text:p>
            <text:p text:style-name="P2"><text:span text:style-name="T18"><text:s text:c="20"/></text:span><text:span text:style-name="T18">theOperation = opsList[i];</text:span></text:p>
            <text:p text:style-name="P2"><text:span text:style-name="T18"><text:s text:c="20"/></text:span><text:span text:style-name="T18">/* save the number of args that this op takes */</text:span></text:p>
            <text:p text:style-name="P2"><text:span text:style-name="T18"><text:s text:c="20"/></text:span><text:span text:style-name="T18">numberOfArgs = numargs[i]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text:span text:style-name="T18">}</text:span></text:p>
            <text:p text:style-name="P2"><text:span text:style-name="T18"><text:s text:c="12"/></text:span><text:span text:style-name="T18">}</text:span></text:p>
            <text:p text:style-name="P2"><text:span text:style-name="T18"/></text:p>
            <text:p text:style-name="P2"><text:span text:style-name="T18"><text:s text:c="12"/></text:span><text:span text:style-name="T18">if (theOperation == NONE) {</text:span></text:p>
            <text:p text:style-name="P2"><text:span text:style-name="T18"><text:s text:c="16"/></text:span><text:span text:style-name="T18">printf("That operation %s isn't known.\n", operation);</text:span></text:p>
            <text:p text:style-name="P2"><text:span text:style-name="T18"><text:s text:c="16"/></text:span><text:span text:style-name="T18">break;</text:span></text:p>
            <text:p text:style-name="P2"><text:span text:style-name="T18"><text:s text:c="12"/></text:span><text:span text:style-name="T18">}</text:span></text:p>
            <text:p text:style-name="P2"><text:span text:style-name="T18"/></text:p>
            <text:p text:style-name="P2"><text:span text:style-name="T18"><text:s text:c="12"/></text:span><text:span text:style-name="T19">/* if we need another number, ask for it */</text:span></text:p>
            <text:p text:style-name="P2"><text:span text:style-name="T19"><text:s text:c="12"/></text:span><text:span text:style-name="T19">if (numberOfArgs == 2) {</text:span></text:p>
            <text:p text:style-name="P2"><text:span text:style-name="T19"><text:s text:c="16"/></text:span><text:span text:style-name="T19">printf("Number2: ");</text:span></text:p>
            <text:p text:style-name="P2"><text:span text:style-name="T19"><text:s text:c="16"/></text:span><text:span text:style-name="T19">gets(buffer);</text:span></text:p>
            <text:p text:style-name="P2"><text:span text:style-name="T19"><text:s text:c="16"/></text:span><text:span text:style-name="T19">if (strlen(buffer) == 0) {</text:span></text:p>
            <text:p text:style-name="P2"><text:span text:style-name="T19"><text:s text:c="20"/></text:span><text:span text:style-name="T19">printf("no number input - quitting\n")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}</text:span></text:p>
            <text:p text:style-name="P2"><text:span text:style-name="T19"><text:s text:c="16"/></text:span><text:span text:style-name="T19">number2 = strtol(buffer, NULL, 10);</text:span></text:p>
            <text:p text:style-name="P2"><text:span text:style-name="T19"><text:s text:c="12"/></text:span><text:span text:style-name="T19">}</text:span></text:p>
            <text:p text:style-name="P2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0">The other big change is that we can use the fact that the operation only takes a few, known values. <text:s/>Instead of comparing strings, we use a case statement :-</text:span></text:p>
            <text:p text:style-name="P2"><text:span text:style-name="T20"/></text:p>
            <text:p text:style-name="P2"><text:span text:style-name="T17">switch (theOperation) {</text:span></text:p>
            <text:p text:style-name="P2"><text:span text:style-name="T17"/></text:p>
            <text:p text:style-name="P2"><text:span text:style-name="T17"><text:tab/></text:span><text:span text:style-name="T17">case ADD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case SUBTRACT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case MULT:</text:span></text:p>
            <text:p text:style-name="P2"><text:span text:style-name="T17"><text:tab/></text:span><text:span text:style-name="T17"><text:tab/></text:span><text:span text:style-name="T17">...</text:span></text:p>
            <text:p text:style-name="P2"><text:span text:style-name="T17"/></text:p>
            <text:p text:style-name="P2"><text:span text:style-name="T17"><text:tab/></text:span><text:span text:style-name="T17">}</text:span></text:p>
            <text:p text:style-name="P2"><text:span text:style-name="T20"/></text:p>
            <text:p text:style-name="P2"><text:span text:style-name="T20">This tidies up the code quite a bit :-</text:span></text:p>
            <text:p text:style-name="P2"><text:span text:style-name="T20"/></text:p>
            <text:p text:style-name="P2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17"><text:s text:c="12"/></text:span><text:span text:style-name="T17">switch (theOperation) {</text:span></text:p>
            <text:p text:style-name="P2"><text:span text:style-name="T17"><text:s text:c="16"/></text:span><text:span text:style-name="T17">case ADD:</text:span></text:p>
            <text:p text:style-name="P2"><text:span text:style-name="T17"><text:s text:c="20"/></text:span><text:span text:style-name="T17">printf("%ld + %ld = %ld\n", number1, number2, number1 +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SUBTRACT:</text:span></text:p>
            <text:p text:style-name="P2"><text:span text:style-name="T17"><text:s text:c="20"/></text:span><text:span text:style-name="T17">printf("%ld - %ld = %ld\n", number1, number2, number1 -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/text:p>
            <text:p text:style-name="P2"><text:span text:style-name="T17"><text:s text:c="16"/></text:span><text:span text:style-name="T17">case DIVIDE:</text:span></text:p>
            <text:p text:style-name="P2"><text:span text:style-name="T17"><text:s text:c="20"/></text:span><text:span text:style-name="T17">if (number2 == 0)</text:span></text:p>
            <text:p text:style-name="P2"><text:span text:style-name="T17"><text:s text:c="24"/></text:span><text:span text:style-name="T17">printf("Caught division by zero error\n");</text:span></text:p>
            <text:p text:style-name="P2"><text:span text:style-name="T17"><text:s text:c="20"/></text:span><text:span text:style-name="T17">else</text:span></text:p>
            <text:p text:style-name="P2"><text:span text:style-name="T17"><text:s text:c="24"/></text:span><text:span text:style-name="T17">printf("%ld / %ld = %ld\n", number1, number2, number1 / number2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MODULO:</text:span></text:p>
            <text:p text:style-name="P2"><text:span text:style-name="T17"><text:s text:c="20"/></text:span><text:span text:style-name="T17">printf("%ld %% %ld = %ld\n", number1, number2, (number1 % number2)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POWER:</text:span></text:p>
            <text:p text:style-name="P2"><text:span text:style-name="T17"><text:s text:c="20"/></text:span><text:span text:style-name="T17">printf("%ld ^ %ld = ", number1, number2);</text:span></text:p>
            <text:p text:style-name="P2"><text:span text:style-name="T17"><text:s text:c="20"/></text:span><text:span text:style-name="T17">long temp = powerl(number1, number2);</text:span></text:p>
            <text:p text:style-name="P2"><text:span text:style-name="T17"><text:s text:c="20"/></text:span><text:span text:style-name="T17">if (temp == -1)</text:span></text:p>
            <text:p text:style-name="P2"><text:span text:style-name="T17"><text:s text:c="24"/></text:span><text:span text:style-name="T17">printf("Error\n");</text:span></text:p>
            <text:p text:style-name="P2"><text:span text:style-name="T17"><text:s text:c="20"/></text:span><text:span text:style-name="T17">else</text:span></text:p>
            <text:p text:style-name="P2"><text:span text:style-name="T17"><text:s text:c="24"/></text:span><text:span text:style-name="T17">printf("%ld\n", temp);</text:span></text:p>
            <text:p text:style-name="P2"><text:span text:style-name="T17"><text:s text:c="20"/></text:span><text:span text:style-name="T17">break;</text:span></text:p>
            <text:p text:style-name="P2"><text:span text:style-name="T17"><text:s text:c="16"/></text:span><text:span text:style-name="T17">case FACT:</text:span></text:p>
            <text:p text:style-name="P2"><text:span text:style-name="T17"><text:s text:c="20"/></text:span><text:span text:style-name="T17">/* need a &lt; 0 trap */</text:span></text:p>
            <text:p text:style-name="P2"><text:span text:style-name="T17"><text:s text:c="20"/></text:span><text:span text:style-name="T17">printf("%ld! = %ld\n", number1, factorial(number1));</text:span></text:p>
            <text:p text:style-name="P2"><text:span text:style-name="T17"><text:s text:c="20"/></text:span><text:span text:style-name="T17">break;</text:span></text:p>
            <text:p text:style-name="P2"><text:span text:style-name="T17"/></text:p>
            <text:p text:style-name="P2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error handling</text:span></text:p>
            <text:p text:style-name="P2"><text:span text:style-name="T22"/></text:p>
            <text:p text:style-name="P2"><text:span text:style-name="T18"/></text:p>
            <text:p text:style-name="P2"><text:span text:style-name="T20">We declare a global variable called errorNumber</text:span></text:p>
            <text:p text:style-name="P2"><text:span text:style-name="T20"/></text:p>
            <text:p text:style-name="P2"><text:span text:style-name="T20">and some different kinds of errors </text:span></text:p>
            <text:p text:style-name="P2"><text:span text:style-name="T20"/></text:p>
            <text:p text:style-name="P2"><text:span text:style-name="T17">enum Errors {NO_ERROR, ERROR, DIV_ZERO, OVERFLOW };</text:span></text:p>
            <text:p text:style-name="P2"><text:span text:style-name="T17"/></text:p>
            <text:p text:style-name="P2"><text:span text:style-name="T17">Each function then sets errorNumber if an error happens</text:span></text:p>
            <text:p text:style-name="P2"><text:span text:style-name="T17">&gt;&gt;&gt;&gt;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a sqrt() function</text:span></text:p>
            <text:p text:style-name="P2"><text:span text:style-name="T23"/></text:p>
            <text:p text:style-name="P2"><text:span text:style-name="T22">Because of the changes that we've made, this is quite easy.</text:span></text:p>
            <text:p text:style-name="P2"><text:span text:style-name="T22"/></text:p>
            <text:p text:style-name="P2"><text:span text:style-name="T22">We define a new operation, say SQRT.</text:span></text:p>
            <text:p text:style-name="P2"><text:span text:style-name="T22">A symbol (a word or character) to represent it, say “sqrt”</text:span></text:p>
            <text:p text:style-name="P2"><text:span text:style-name="T22">The number of arguments it takes - that's 1.</text:span></text:p>
            <text:p text:style-name="P2"><text:span text:style-name="T22"/></text:p>
            <text:p text:style-name="P2"><text:span text:style-name="T22">We </text:span></text:p>
            <text:p text:style-name="P2"><text:span text:style-name="T22"/></text:p>
            <text:p text:style-name="P2"><text:span text:style-name="T22"><text:tab/></text:span><text:span text:style-name="T22">add those to the arrays at the beginning of the program, then</text:span></text:p>
            <text:p text:style-name="P2"><text:span text:style-name="T22"/></text:p>
            <text:p text:style-name="P2"><text:span text:style-name="T22"><text:tab/></text:span><text:span text:style-name="T22">add a case clause that calls the right function.</text:span></text:p>
            <text:p text:style-name="P2"><text:span text:style-name="T22"/></text:p>
            <text:p text:style-name="P2"><text:span text:style-name="T22"><text:tab/></text:span><text:span text:style-name="T22">Oh, we haven't written it yet …</text:span></text:p>
            <text:p text:style-name="P2"><text:span text:style-name="T22"/></text:p>
            <text:p text:style-name="P2"><text:span text:style-name="T22"/></text:p>
            <text:p text:style-name="P2"><text:span text:style-name="T22">&gt;&gt;&gt;&gt;&gt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4cm" svg:height="18.2cm" svg:x="1.4cm" svg:y="1.4cm" presentation:class="subtitle" presentation:user-transformed="true">
          <draw:text-box>
            <text:p text:style-name="P2"><text:span text:style-name="T21">Future: Adding a “last answer” facility</text:span></text:p>
            <text:p text:style-name="P2"><text:span text:style-name="T23"/></text:p>
            <text:p text:style-name="P2"><text:span text:style-name="T22"/></text:p>
            <text:p text:style-name="P2"><text:span text:style-name="T22">&gt;&gt;&gt;&gt;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2"><text:span text:style-name="T21">Refactoring the case statement</text:span></text:p>
            <text:p text:style-name="P2"><text:span text:style-name="T23"/></text:p>
            <text:p text:style-name="P2"><text:span text:style-name="T22">There is an awful lot of duplicated code in the case statement.</text:span></text:p>
            <text:p text:style-name="P2"><text:span text:style-name="T22"/></text:p>
            <text:p text:style-name="P2"><text:span text:style-name="T22">We can tidy it up by moving some things out of it.</text:span></text:p>
            <text:p text:style-name="P2"><text:span text:style-name="T22"/></text:p>
            <text:p text:style-name="P2"><text:span text:style-name="T22"/></text:p>
            <text:p text:style-name="P2"><text:span text:style-name="T22"/></text:p>
            <text:p text:style-name="P2"><text:span text:style-name="T22">&gt;&gt;&gt;&gt;</text:span></text:p>
            <text:p text:style-name="P2"><text:span text:style-name="T22"/></text:p>
            <text:p text:style-name="P2"><text:span text:style-name="T22"/></text:p>
            <text:p text:style-name="P2"><text:span text:style-name="T17"/></text:p>
            <text:p text:style-name="P2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2.179cm" svg:x="1.4cm" svg:y="4.914cm" presentation:class="outlin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9-19T17:32:44.861832267</dc:date>
    <dc:creator>Mark Woodrow</dc:creator>
    <meta:editing-duration>P3DT12H19M33S</meta:editing-duration>
    <meta:editing-cycles>51</meta:editing-cycles>
    <meta:generator>LibreOffice/4.2.8.2$Linux_x86 LibreOffice_project/420m0$Build-2</meta:generator>
    <meta:document-statistic meta:object-count="90"/>
  </office:meta>
</office:document-meta>
</file>